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language="es" fo:country="ES" officeooo:paragraph-rsid="000eabf8" style:font-size-asian="18pt"/>
    </style:style>
    <style:style style:name="P2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s" fo:country="ES" officeooo:paragraph-rsid="000eabf8" style:font-name-asian="Times New Roman" style:font-size-asian="12pt" style:language-asian="es" style:country-asian="ES" style:font-name-complex="Times New Roman" style:font-size-complex="12pt"/>
    </style:style>
    <style:style style:name="P3" style:family="paragraph" style:parent-style-name="Standard">
      <style:paragraph-properties fo:margin-top="0.1945in" fo:margin-bottom="0.1945in" loext:contextual-spacing="false" fo:line-height="100%" fo:text-align="center" style:justify-single-word="false"/>
      <style:text-properties style:font-name="Times New Roman" fo:font-size="20pt" fo:language="es" fo:country="ES" officeooo:paragraph-rsid="000eabf8" style:font-name-asian="Times New Roman" style:font-size-asian="20pt" style:language-asian="es" style:country-asian="ES" style:font-name-complex="Times New Roman" style:font-size-complex="20pt"/>
    </style:style>
    <style:style style:name="P4" style:family="paragraph" style:parent-style-name="Standard">
      <style:text-properties officeooo:rsid="000d7fd1" officeooo:paragraph-rsid="0041329e"/>
    </style:style>
    <style:style style:name="P5" style:family="paragraph" style:parent-style-name="Standard">
      <style:text-properties officeooo:rsid="0041329e" officeooo:paragraph-rsid="0041329e"/>
    </style:style>
    <style:style style:name="P6" style:family="paragraph" style:parent-style-name="Standard">
      <style:paragraph-properties fo:text-align="justify" style:justify-single-word="false"/>
      <style:text-properties officeooo:rsid="0041329e" officeooo:paragraph-rsid="0041329e"/>
    </style:style>
    <style:style style:name="P7" style:family="paragraph" style:parent-style-name="Standard">
      <style:text-properties officeooo:rsid="004276b3" officeooo:paragraph-rsid="0043a03d"/>
    </style:style>
    <style:style style:name="P8" style:family="paragraph" style:parent-style-name="Standard">
      <style:paragraph-properties fo:margin-top="0.1945in" fo:margin-bottom="0.1945in" loext:contextual-spacing="false" fo:line-height="100%"/>
      <style:text-properties style:font-name="Times New Roman" fo:font-size="12pt" fo:language="es" fo:country="ES" officeooo:paragraph-rsid="000eabf8" style:font-name-asian="Times New Roman" style:font-size-asian="12pt" style:language-asian="es" style:country-asian="ES" style:font-name-complex="Times New Roman" style:font-size-complex="12pt"/>
    </style:style>
    <style:style style:name="P9" style:family="paragraph" style:parent-style-name="Standard">
      <style:paragraph-properties fo:margin-top="0.0362in" fo:margin-bottom="0.0362in" loext:contextual-spacing="false" fo:line-height="100%"/>
      <style:text-properties style:font-name="Times New Roman" fo:font-size="12pt" fo:language="es" fo:country="ES" officeooo:paragraph-rsid="000eabf8" style:font-name-asian="Times New Roman" style:font-size-asian="12pt" style:language-asian="es" style:country-asian="ES" style:font-name-complex="Times New Roman" style:font-size-complex="12pt"/>
    </style:style>
    <style:style style:name="P10" style:family="paragraph" style:parent-style-name="Standard">
      <style:paragraph-properties fo:margin-top="0.0362in" fo:margin-bottom="0.0362in" loext:contextual-spacing="false" fo:line-height="100%"/>
      <style:text-properties style:font-name="Times New Roman" fo:font-size="12pt" fo:language="es" fo:country="ES" officeooo:paragraph-rsid="0041329e" style:font-name-asian="Times New Roman" style:font-size-asian="12pt" style:language-asian="es" style:country-asian="ES" style:font-name-complex="Times New Roman" style:font-size-complex="12pt"/>
    </style:style>
    <style:style style:name="P11" style:family="paragraph" style:parent-style-name="Text_20_body">
      <style:paragraph-properties fo:text-align="justify" style:justify-single-word="false"/>
      <style:text-properties fo:language="es" fo:country="ES" officeooo:paragraph-rsid="00408bf1"/>
    </style:style>
    <style:style style:name="P12" style:family="paragraph" style:parent-style-name="Heading_20_1">
      <style:text-properties fo:language="es" fo:country="ES" officeooo:paragraph-rsid="000eabf8"/>
    </style:style>
    <style:style style:name="P13" style:family="paragraph" style:parent-style-name="Heading_20_1">
      <style:text-properties fo:language="es" fo:country="ES" officeooo:paragraph-rsid="00408bf1"/>
    </style:style>
    <style:style style:name="P14" style:family="paragraph" style:parent-style-name="Heading_20_2">
      <style:text-properties fo:language="es" fo:country="ES" officeooo:rsid="000eabf8" officeooo:paragraph-rsid="00108dea"/>
    </style:style>
    <style:style style:name="P15" style:family="paragraph" style:parent-style-name="Heading_20_2">
      <style:text-properties fo:language="es" fo:country="ES" officeooo:rsid="000eabf8" officeooo:paragraph-rsid="0041329e"/>
    </style:style>
    <style:style style:name="P16" style:family="paragraph" style:parent-style-name="Heading_20_2">
      <style:text-properties fo:language="es" fo:country="ES" officeooo:rsid="0016d485" officeooo:paragraph-rsid="00408bf1"/>
    </style:style>
    <style:style style:name="P17" style:family="paragraph" style:parent-style-name="Heading_20_2">
      <style:text-properties fo:language="es" fo:country="ES" officeooo:rsid="0041329e" officeooo:paragraph-rsid="0041329e"/>
    </style:style>
    <style:style style:name="P18" style:family="paragraph" style:parent-style-name="Heading_20_2">
      <style:text-properties style:text-position="0% 100%" style:font-name="Times New Roman" fo:font-size="12pt" fo:language="es" fo:country="ES" fo:font-weight="normal" officeooo:rsid="0019ab26" officeooo:paragraph-rsid="0019ab26" style:font-name-asian="Times New Roman" style:font-size-asian="10.5pt" style:language-asian="es" style:country-asian="ES" style:font-weight-asian="normal" style:font-name-complex="Times New Roman" style:font-size-complex="12pt" style:font-weight-complex="normal"/>
    </style:style>
    <style:style style:name="P19" style:family="paragraph" style:parent-style-name="Heading_20_2">
      <style:text-properties style:text-position="0% 100%" style:font-name="Times New Roman" fo:font-size="12pt" fo:language="es" fo:country="ES" fo:font-style="normal" fo:font-weight="normal" officeooo:rsid="003708d8" officeooo:paragraph-rsid="0021c411" style:font-name-asian="Times New Roman" style:font-size-asian="10.5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officeooo:rsid="00232d1e"/>
    </style:style>
    <style:style style:name="T2" style:family="text">
      <style:text-properties style:font-name="Times New Roman" fo:font-size="18pt" style:font-name-asian="Times New Roman" style:language-asian="es" style:country-asian="ES" style:font-name-complex="Times New Roman" style:font-size-complex="18pt"/>
    </style:style>
    <style:style style:name="T3" style:family="text">
      <style:text-properties style:font-name="Times New Roman" fo:font-size="18pt" officeooo:rsid="0022d3fd" style:font-name-asian="Times New Roman" style:language-asian="es" style:country-asian="ES" style:font-name-complex="Times New Roman" style:font-size-complex="18pt"/>
    </style:style>
    <style:style style:name="T4" style:family="text">
      <style:text-properties officeooo:rsid="00127ff0"/>
    </style:style>
    <style:style style:name="T5" style:family="text">
      <style:text-properties style:text-position="0% 100%" style:font-name="Times New Roman" fo:font-size="12pt" fo:font-style="normal" style:text-underline-style="none" fo:font-weight="normal" officeooo:rsid="002abe69" style:font-name-asian="Times New Roman" style:font-size-asian="10.5pt" style:language-asian="es" style:country-asian="ES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officeooo:rsid="0016d485"/>
    </style:style>
    <style:style style:name="T7" style:family="text">
      <style:text-properties officeooo:rsid="0041329e"/>
    </style:style>
    <style:style style:name="T8" style:family="text">
      <style:text-properties fo:language="es" fo:country="ES"/>
    </style:style>
    <style:style style:name="T9" style:family="text">
      <style:text-properties fo:language="es" fo:country="ES" officeooo:rsid="000d7fd1"/>
    </style:style>
    <style:style style:name="T10" style:family="text">
      <style:text-properties fo:language="es" fo:country="ES" officeooo:rsid="0041329e"/>
    </style:style>
    <style:style style:name="T11" style:family="text">
      <style:text-properties fo:language="es" fo:country="ES" officeooo:rsid="004276b3"/>
    </style:style>
    <style:style style:name="T12" style:family="text">
      <style:text-properties fo:language="es" fo:country="ES" fo:font-weight="bold" style:font-weight-asian="bold" style:font-weight-complex="bold"/>
    </style:style>
    <style:style style:name="T13" style:family="text">
      <style:text-properties fo:language="es" fo:country="ES" fo:font-weight="bold" officeooo:rsid="0043a03d" style:font-weight-asian="bold" style:font-weight-complex="bold"/>
    </style:style>
    <style:style style:name="T14" style:family="text">
      <style:text-properties fo:language="es" fo:country="ES" officeooo:rsid="0043a03d"/>
    </style:style>
    <style:style style:name="T15" style:family="text">
      <style:text-properties fo:language="es" fo:country="ES" fo:font-style="italic" officeooo:rsid="0043a03d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undamentos de criptografía y seguridad informática</text:span><text:span text:style-name="T2"> 201</text:span><text:span text:style-name="T3">6</text:span><text:span text:style-name="T2">/201</text:span><text:span text:style-name="T3">7</text:span></text:p>
      <text:p text:style-name="P2"/>
      <text:p text:style-name="P2"/>
      <text:p text:style-name="P2"/>
      <text:p text:style-name="P2"/>
      <text:p text:style-name="P2"/>
      <text:p text:style-name="P3">PRÁCTICA <text:span text:style-name="T7">3</text:span>: <text:span text:style-name="T7">OpenSSL y Criptografía Públic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ombres: </text:p>
      <text:p text:style-name="P10"><text:tab/>Víctor Martín Hernández</text:p>
      <text:p text:style-name="P9"><text:tab/>Miguel Andrés Russián Rojas<text:tab/></text:p>
      <text:p text:style-name="P2">Grupo: <text:span text:style-name="T1">1461</text:span></text:p>
      <text:h text:style-name="P12" text:outline-level="1"><text:soft-page-break/>Ejercicio <text:span text:style-name="T4">1</text:span>: <text:span text:style-name="T7">OpenSSL</text:span></text:h>
      <text:h text:style-name="P14" text:outline-level="2">C<text:span text:style-name="T7">ifrados simétricos</text:span></text:h>
      <text:p text:style-name="P4">AES</text:p>
      <text:p text:style-name="P4"/>
      <text:p text:style-name="P4"/>
      <text:p text:style-name="P4">BASE64</text:p>
      <text:p text:style-name="P4"><text:a xlink:type="simple" xlink:href="https://docs.python.org/2/library/base64.html" text:style-name="Internet_20_link" text:visited-style-name="Visited_20_Internet_20_Link">https://docs.python.org/2/library/base64.html</text:a></text:p>
      <text:p text:style-name="P4"/>
      <text:p text:style-name="P4">BF</text:p>
      <text:p text:style-name="P4"/>
      <text:p text:style-name="P4"/>
      <text:p text:style-name="P4">CAMELLIA</text:p>
      <text:p text:style-name="P4"/>
      <text:p text:style-name="P4"/>
      <text:p text:style-name="P4">CAST</text:p>
      <text:p text:style-name="P4"/>
      <text:p text:style-name="P4"/>
      <text:p text:style-name="P4">DES</text:p>
      <text:p text:style-name="P4"/>
      <text:p text:style-name="P4"/>
      <text:p text:style-name="P4">RC2</text:p>
      <text:p text:style-name="P4"/>
      <text:p text:style-name="P4"/>
      <text:p text:style-name="P4"><text:span text:style-name="T8">SEED</text:span></text:p>
      <text:p text:style-name="P4"><text:span text:style-name="T9"/></text:p>
      <text:h text:style-name="P15" text:outline-level="2">C<text:span text:style-name="T7">ifrados asimétricos</text:span></text:h>
      <text:p text:style-name="P5"><text:span text:style-name="T8">Mediante el comando openssl ciphers obtuvimos una lista de cifrados, entre los cuales se encuentran los siguientes asim</text:span><text:span text:style-name="T11">é</text:span><text:span text:style-name="T8">tricos:</text:span></text:p>
      <text:p text:style-name="P5"><text:span text:style-name="T8">RSA</text:span></text:p>
      <text:p text:style-name="P5"><text:span text:style-name="T8">DSA</text:span></text:p>
      <text:p text:style-name="P5"><text:span text:style-name="T8"/></text:p>
      <text:p text:style-name="P7"><text:span text:style-name="T8">Entre las opciones adicionales para estos cifrados se encontramos varios cifrados simétricos (</text:span><text:span text:style-name="T12">para qué?</text:span><text:span text:style-name="T8">), modos de operación (CBC, GCM o modo de contador, </text:span><text:span text:style-name="T14">EDE (</text:span><text:span text:style-name="T15">Encrypt-Decrypt-Encrypt</text:span><text:span text:style-name="T14">)</text:span><text:span text:style-name="T8">(</text:span><text:span text:style-name="T12">investigar</text:span><text:span text:style-name="T8">)), protocolos de firma (DSS), protocolos de intercambio de claves (PSK, Diffie-Hellman (</text:span><text:span text:style-name="T14">[</text:span><text:span text:style-name="T12">E</text:span><text:span text:style-name="T13">][C]</text:span><text:span text:style-name="T12">DH</text:span><text:span text:style-name="T13">[E]</text:span><text:span text:style-name="T8">), SRP)</text:span></text:p>
      <text:p text:style-name="P5"><text:span text:style-name="T8"/></text:p>
      <text:h text:style-name="P17" text:outline-level="2">Generación de claves públicas y privadas</text:h>
      <text:p text:style-name="P5"><text:span text:style-name="T8">... </text:span></text:p>
      <text:p text:style-name="P5"><text:span text:style-name="T8"/></text:p>
      <text:h text:style-name="P17" text:outline-level="2">Certificados X.509</text:h>
      <text:p text:style-name="P5"><text:span text:style-name="T8">... </text:span></text:p>
      <text:h text:style-name="P13" text:outline-level="1"><text:soft-page-break/>Ejercicio <text:span text:style-name="T6">2</text:span>: <text:span text:style-name="T7">RSA</text:span></text:h>
      <text:h text:style-name="P16" text:outline-level="2">P<text:span text:style-name="T7">otenciación de grandes números</text:span></text:h>
      <text:p text:style-name="P6"><text:span text:style-name="T8">... </text:span></text:p>
      <text:p text:style-name="P6"><text:span text:style-name="T10"/></text:p>
      <text:h text:style-name="P17" text:outline-level="2">Generación de números primos: Miller-Rabin</text:h>
      <text:p text:style-name="P11"><text:span text:style-name="T5">…</text:span></text:p>
      <text:p text:style-name="P11"><text:span text:style-name="T5"/></text:p>
      <text:h text:style-name="P17" text:outline-level="2">Números primos</text:h>
      <text:h text:style-name="P18" text:outline-level="2">...</text:h>
      <text:h text:style-name="P17" text:outline-level="2">Programación del RSA</text:h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21:28:52.441385002</meta:creation-date>
    <dc:date>2016-11-25T20:20:37.805973490</dc:date>
    <meta:editing-duration>PT5H30M37S</meta:editing-duration>
    <meta:editing-cycles>17</meta:editing-cycles>
    <meta:generator>LibreOffice/5.0.3.2$Linux_X86_64 LibreOffice_project/00m0$Build-2</meta:generator>
    <dc:creator>Falstaff </dc:creator>
    <meta:document-statistic meta:table-count="0" meta:image-count="0" meta:object-count="0" meta:page-count="3" meta:paragraph-count="34" meta:word-count="127" meta:character-count="945" meta:non-whitespace-character-count="845"/>
  </office:meta>
</office:document-meta>
</file>